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b72a" officeooo:paragraph-rsid="0005b72a"/>
    </style:style>
    <style:style style:name="P2" style:family="paragraph" style:parent-style-name="Standard">
      <style:text-properties officeooo:rsid="0005b72a" officeooo:paragraph-rsid="0007cb0a"/>
    </style:style>
    <style:style style:name="P3" style:family="paragraph" style:parent-style-name="Standard">
      <style:text-properties officeooo:rsid="0005b72a" officeooo:paragraph-rsid="000afe3d"/>
    </style:style>
    <style:style style:name="P4" style:family="paragraph" style:parent-style-name="Standard">
      <style:text-properties officeooo:rsid="0005b72a" officeooo:paragraph-rsid="000eeee6"/>
    </style:style>
    <style:style style:name="P5" style:family="paragraph" style:parent-style-name="Standard">
      <style:text-properties officeooo:rsid="0007a994" officeooo:paragraph-rsid="0007a994"/>
    </style:style>
    <style:style style:name="P6" style:family="paragraph" style:parent-style-name="Standard">
      <style:text-properties officeooo:rsid="0007cb0a" officeooo:paragraph-rsid="0007cb0a"/>
    </style:style>
    <style:style style:name="P7" style:family="paragraph" style:parent-style-name="Standard" style:list-style-name="L12">
      <style:text-properties officeooo:rsid="0007cb0a" officeooo:paragraph-rsid="0007cb0a"/>
    </style:style>
    <style:style style:name="P8" style:family="paragraph" style:parent-style-name="Standard">
      <style:text-properties fo:font-size="14pt" fo:font-weight="bold" officeooo:rsid="0007cb0a" officeooo:paragraph-rsid="0007cb0a" style:font-size-asian="14pt" style:font-weight-asian="bold" style:font-size-complex="14pt" style:font-weight-complex="bold"/>
    </style:style>
    <style:style style:name="P9" style:family="paragraph" style:parent-style-name="Standard">
      <style:text-properties fo:font-size="14pt" fo:font-weight="bold" officeooo:rsid="0005b72a" officeooo:paragraph-rsid="0005b72a" style:font-size-asian="14pt" style:font-weight-asian="bold" style:font-size-complex="14pt" style:font-weight-complex="bold"/>
    </style:style>
    <style:style style:name="P10" style:family="paragraph" style:parent-style-name="Standard">
      <style:text-properties fo:font-size="14pt" fo:font-weight="bold" officeooo:rsid="0005b72a" officeooo:paragraph-rsid="000afe3d" style:font-size-asian="14pt" style:font-weight-asian="bold" style:font-size-complex="14pt" style:font-weight-complex="bold"/>
    </style:style>
    <style:style style:name="P11" style:family="paragraph" style:parent-style-name="Standard">
      <style:text-properties fo:font-size="14pt" fo:font-weight="bold" officeooo:rsid="0005b72a" officeooo:paragraph-rsid="0005b72a" style:font-size-asian="12.25pt" style:font-weight-asian="bold" style:font-size-complex="14pt" style:font-weight-complex="bold"/>
    </style:style>
    <style:style style:name="P12" style:family="paragraph" style:parent-style-name="Standard">
      <style:text-properties fo:font-size="14pt" fo:font-weight="bold" officeooo:rsid="0005b72a" officeooo:paragraph-rsid="000afe3d" style:font-size-asian="12.25pt" style:font-weight-asian="bold" style:font-size-complex="14pt" style:font-weight-complex="bold"/>
    </style:style>
    <style:style style:name="P13" style:family="paragraph" style:parent-style-name="Standard">
      <style:text-properties fo:font-weight="normal" officeooo:rsid="0007cb0a" officeooo:paragraph-rsid="0007cb0a" style:font-weight-asian="normal" style:font-weight-complex="normal"/>
    </style:style>
    <style:style style:name="P14" style:family="paragraph" style:parent-style-name="Standard">
      <style:text-properties fo:font-size="12pt" fo:font-weight="normal" officeooo:rsid="0007cb0a" officeooo:paragraph-rsid="0007cb0a" style:font-size-asian="12pt" style:font-weight-asian="normal" style:font-size-complex="12pt" style:font-weight-complex="normal"/>
    </style:style>
    <style:style style:name="P15" style:family="paragraph" style:parent-style-name="Standard">
      <style:text-properties fo:font-size="12pt" fo:font-weight="normal" officeooo:rsid="0007cb0a" officeooo:paragraph-rsid="000afe3d" style:font-size-asian="12pt" style:font-weight-asian="normal" style:font-size-complex="12pt" style:font-weight-complex="normal"/>
    </style:style>
    <style:style style:name="P16" style:family="paragraph" style:parent-style-name="Standard">
      <style:text-properties fo:font-size="12pt" fo:font-weight="normal" officeooo:rsid="0005b72a" officeooo:paragraph-rsid="0005b72a" style:font-size-asian="10.5pt" style:font-weight-asian="normal" style:font-size-complex="12pt" style:font-weight-complex="normal"/>
    </style:style>
    <style:style style:name="P17" style:family="paragraph" style:parent-style-name="Standard">
      <style:text-properties fo:font-size="12pt" fo:font-weight="normal" officeooo:rsid="0005b72a" officeooo:paragraph-rsid="000afe3d" style:font-size-asian="10.5pt" style:font-weight-asian="normal" style:font-size-complex="12pt" style:font-weight-complex="normal"/>
    </style:style>
    <style:style style:name="P18" style:family="paragraph" style:parent-style-name="Standard">
      <style:text-properties fo:font-size="12pt" fo:font-weight="normal" officeooo:rsid="0007cb0a" officeooo:paragraph-rsid="0007cb0a" style:font-size-asian="10.5pt" style:font-weight-asian="normal" style:font-size-complex="12pt" style:font-weight-complex="normal"/>
    </style:style>
    <style:style style:name="P19" style:family="paragraph" style:parent-style-name="Standard">
      <style:text-properties fo:font-size="12pt" fo:font-weight="bold" officeooo:rsid="0005b72a" officeooo:paragraph-rsid="0005b72a" style:font-size-asian="10.5pt" style:font-weight-asian="bold" style:font-size-complex="12pt" style:font-weight-complex="bold"/>
    </style:style>
    <style:style style:name="P20" style:family="paragraph" style:parent-style-name="Standard">
      <style:text-properties fo:font-size="12pt" fo:font-weight="bold" officeooo:rsid="0005b72a" officeooo:paragraph-rsid="000afe3d" style:font-size-asian="10.5pt" style:font-weight-asian="bold" style:font-size-complex="12pt" style:font-weight-complex="bold"/>
    </style:style>
    <style:style style:name="P21" style:family="paragraph">
      <style:paragraph-properties fo:text-align="center"/>
    </style:style>
    <style:style style:name="P22" style:family="paragraph">
      <style:paragraph-properties fo:text-align="center"/>
      <style:text-properties fo:font-size="10.5pt" style:font-size-asian="10.5pt" style:font-size-complex="10.5pt"/>
    </style:style>
    <style:style style:name="P23" style:family="paragraph">
      <style:paragraph-properties fo:text-align="center"/>
      <style:text-properties fo:font-size="10pt" style:font-size-asian="10pt"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weight="normal" style:font-weight-asian="normal" style:font-weight-complex="normal"/>
    </style:style>
    <style:style style:name="T9" style:family="text">
      <style:text-properties fo:font-size="10.5pt" style:font-size-asian="10.5pt" style:font-size-complex="10.5pt"/>
    </style:style>
    <style:style style:name="T10" style:family="text">
      <style:text-properties fo:font-size="10pt" style:font-size-asian="10pt" style:font-size-complex="10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1"/><text:span text:style-name="T4">TESTBENCH ARCHITECTURE OF I2C PROTOCOL</text:span></text:p>
      <text:p text:style-name="P1"/>
      <text:p text:style-name="P1"/>
      <text:list xml:id="list2708457613208860253" text:style-name="L12">
        <text:list-item>
          <text:p text:style-name="P7">I2c is a 2-wire bus. It was invented by Phillips semiconductor.</text:p>
        </text:list-item>
        <text:list-item>
          <text:p text:style-name="P7">The main objective of this testbench is to verify i2c protocol using UVM methodology.</text:p>
        </text:list-item>
        <text:list-item>
          <text:p text:style-name="P7">There are 4 modes in i2c: Master transmitter, master receiver, slave transmitter and slave receiver. </text:p>
        </text:list-item>
        <text:list-item>
          <text:p text:style-name="P7">Testbench architecture is shown below.</text:p>
        </text:list-item>
        <text:list-item>
          <text:p text:style-name="P7">It consists of following blocks: i2c_test, i2c_env, m_i2c_agent, s_i2c_agent, m_i2c_seqr, m_i2c_driver, m_i2c_mon, s_i2c_seqr, s_i2c_driver, s_i2c_mon, i2c_sb, i2c_func_cov.</text:p>
        </text:list-item>
      </text:list>
      <text:p text:style-name="P6"/>
      <text:p text:style-name="P6"/>
      <text:p text:style-name="P8">Steps for WRITE operation:</text:p>
      <text:p text:style-name="P8"/>
      <text:p text:style-name="P18">Master transmitter will send start condition to slave receiver, followed by 7/9 bit slave address, followed by 0 for write operation. Then master transmitter will send 8 bit data to slave receiver in every clock cycle. Then slave receiver will send either ack/nack to master transmitter. Finally, master transmitter will send stop <text:s/>condition to slave receiver to terminate the transfer</text:p>
      <text:p text:style-name="P18"/>
      <text:p text:style-name="P8">Steps for READ operation:</text:p>
      <text:p text:style-name="P8"/>
      <text:p text:style-name="P18">Master receiver sends start condition and address of the slave transmitter. Then master receiver sends the address of slave transmitter followed by1. Master receiver receives the data from slave transmitter. Finally master receiver terminates the transfer by sending stop condition.</text:p>
      <text:p text:style-name="P6"/>
      <text:p text:style-name="P6"><text:span text:style-name="T4">i2c_test:</text:span> </text:p>
      <text:p text:style-name="P6">A <text:span text:style-name="T1">testcase</text:span> is a pattern to target checks and verify specific features of a design. <text:s/>It contains environment.</text:p>
      <text:p text:style-name="P6"/>
      <text:p text:style-name="P6"/>
      <text:p text:style-name="P8">i2c_env:</text:p>
      <text:p text:style-name="P8"><text:span text:style-name="T6">A UVM </text:span><text:span text:style-name="Strong_20_Emphasis"><text:span text:style-name="T6">environment</text:span></text:span><text:span text:style-name="T6"> contains multiple, reusable verification components and defines their default configuration as required by the application. It consists of master i2c agent, slave i2c agent, i2c scoreboard and functional coverage block.</text:span></text:p>
      <text:p text:style-name="P8"/>
      <text:p text:style-name="P8">m_i2c_agent:</text:p>
      <text:p text:style-name="P6">Master i2c agent basically consists of master i2c sequencer, master i2c driver and master i2c monitor and will make connections between these components through TLM ports. We WILL Configure it as an active agent. The main purpose of this block is to enable data driven to DUT through m_i2c_driver. </text:p>
      <text:p text:style-name="P6"/>
      <text:p text:style-name="P6"><text:span text:style-name="T4">m_i2c_sequencer:</text:span></text:p>
      <text:p text:style-name="P13"><text:span text:style-name="T5">Master i2c sequencer is basically an advanced stimulus generator which performs some arbitration on the sequences and then send it to the driver. It will send the transactions to master i2c_driver.</text:span></text:p>
      <text:p text:style-name="P2"/>
      <text:p text:style-name="P15"><text:span text:style-name="T4">m_i2c_driver:</text:span> </text:p>
      <text:p text:style-name="P15">It receives the transactions from sequencer and drives it to the DUT. Basically it converts the transactions to pin level signals.</text:p>
      <text:p text:style-name="P3"/>
      <text:p text:style-name="P10">m_i2c_monitor:</text:p>
      <text:p text:style-name="P17"><text:soft-page-break/>Master i2c monitor receives the signals from DUT and converts pin levels signals to transactions. It send the transactions to scoreboard and coverage models as well.</text:p>
      <text:p text:style-name="P17"/>
      <text:p text:style-name="P10">s_i2c_agent:</text:p>
      <text:p text:style-name="P3">This is slave i2c agent, consists of slave i2c sequencer, slave i2c driver and slave i2c monitor. </text:p>
      <text:p text:style-name="P3"/>
      <text:p text:style-name="P12">s_i2c_sequencer:</text:p>
      <text:p text:style-name="P17">Slave i2c sequencer will send the transactions to slave i2c driver through TLM ports. </text:p>
      <text:p text:style-name="P17"/>
      <text:p text:style-name="P10">s_i2c_driver:</text:p>
      <text:p text:style-name="P20"><text:s/><text:span text:style-name="T8">Slave i2c_driver will drive the signals to the DUT through virtual interface.</text:span></text:p>
      <text:p text:style-name="P17"/>
      <text:p text:style-name="P10">s_i2c_monitor:</text:p>
      <text:p text:style-name="P4"><text:span text:style-name="T7">Slave i2c monitor will receives the pin level signals from DUT converts them back to transactions and sends them to scoreboard and coverage model.</text:span> <text:s text:c="4"/></text:p>
      <text:p text:style-name="P4"/>
      <text:p text:style-name="P4"><text:span text:style-name="T4">i2c_scoreboard:</text:span> <text:s text:c="8"/></text:p>
      <text:p text:style-name="P4">i2c scoreboard will compare actual and expected data. <text:s text:c="97"/></text:p>
      <text:p text:style-name="P1"><draw:line text:anchor-type="paragraph" draw:z-index="24" draw:style-name="gr2" draw:text-style-name="P21" svg:x1="-0.1902in" svg:y1="0.1602in" svg:x2="-0.1902in" svg:y2="4.6374in"><text:p/></draw:line><draw:line text:anchor-type="paragraph" draw:z-index="26" draw:style-name="gr2" draw:text-style-name="P21" svg:x1="6.9866in" svg:y1="0.1602in" svg:x2="6.9866in" svg:y2="4.6374in"><text:p/></draw:line></text:p>
      <text:p text:style-name="P5"><draw:line text:anchor-type="paragraph" draw:z-index="20" draw:style-name="gr2" draw:text-style-name="P21" svg:x1="-0.0134in" svg:y1="0.1563in" svg:x2="6.872in" svg:y2="0.1665in"><text:p/></draw:line><draw:line text:anchor-type="paragraph" draw:z-index="21" draw:style-name="gr2" draw:text-style-name="P21" svg:x1="-0.0134in" svg:y1="0.1665in" svg:x2="-0.0134in" svg:y2="3.9476in"><text:p/></draw:line><draw:line text:anchor-type="paragraph" draw:z-index="23" draw:style-name="gr2" draw:text-style-name="P21" svg:x1="6.872in" svg:y1="0.1665in" svg:x2="6.872in" svg:y2="3.9476in"><text:p/></draw:line><draw:line text:anchor-type="paragraph" draw:z-index="25" draw:style-name="gr2" draw:text-style-name="P21" svg:x1="-0.1902in" svg:y1="-0.0417in" svg:x2="6.987in" svg:y2="-0.0315in"><text:p/></draw:line><draw:custom-shape text:anchor-type="paragraph" draw:z-index="32" draw:style-name="gr3" svg:width="0.1043in" svg:height="1.2504in" svg:x="0.9764in" svg:y="0.156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3" draw:style-name="gr3" svg:width="0.0941in" svg:height="1.2713in" svg:x="5.6429in" svg:y="0.156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i2c_test <text:s text:c="7"/>seq <text:s text:c="107"/>seq</text:p>
      <text:p text:style-name="P1"><draw:rect text:anchor-type="paragraph" draw:z-index="9" draw:style-name="gr1" draw:text-style-name="P21" svg:width="0.8441in" svg:height="0.3543in" svg:x="3.0283in" svg:y="0.1311in"><text:p text:style-name="P21">i2c_sb</text:p></draw:rect></text:p>
      <text:p text:style-name="P5"><draw:line text:anchor-type="paragraph" draw:z-index="17" draw:style-name="gr2" draw:text-style-name="P21" svg:x1="3.9035in" svg:y1="0.8043in" svg:x2="6.6118in" svg:y2="0.8043in"><text:p/></draw:line><draw:line text:anchor-type="paragraph" draw:z-index="16" draw:style-name="gr2" draw:text-style-name="P21" svg:x1="3.8201in" svg:y1="0.648in" svg:x2="3.8201in" svg:y2="0.7106in"><text:p/></draw:line><draw:line text:anchor-type="paragraph" draw:z-index="14" draw:style-name="gr2" draw:text-style-name="P21" svg:x1="0.4764in" svg:y1="0.7835in" svg:x2="2.9866in" svg:y2="0.7937in"><text:p/></draw:line><draw:rect text:anchor-type="paragraph" draw:z-index="10" draw:style-name="gr1" draw:text-style-name="P23" svg:width="0.7815in" svg:height="0.3441in" svg:x="3.039in" svg:y="0.5126in"><text:p text:style-name="P21"><text:span text:style-name="T10">i2c_func_cov</text:span></text:p></draw:rect><draw:rect text:anchor-type="paragraph" draw:z-index="7" draw:style-name="gr1" draw:text-style-name="P21" svg:width="1.198in" svg:height="0.4587in" svg:x="5.1638in" svg:y="1.0437in"><text:p text:style-name="P21">s_i2c_seqr</text:p></draw:rect><draw:custom-shape text:anchor-type="paragraph" draw:z-index="36" draw:style-name="gr3" svg:width="0.5421in" svg:height="0.2087in" svg:x="2.4866in" svg:y="0.08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8" draw:style-name="gr3" svg:width="0.1043in" svg:height="1.4795in" svg:x="2.4866in" svg:y="0.1689in"><text:p/><draw:enhanced-geometry svg:viewBox="0 0 21600 21600" draw:type="rectangle" draw:enhanced-path="M 0 0 L 21600 0 21600 21600 0 21600 0 0 Z N"/></draw:custom-shape><draw:custom-shape text:anchor-type="paragraph" draw:z-index="40" draw:style-name="gr3" svg:width="0.8961in" svg:height="0.2087in" svg:x="3.872in" svg:y="0.064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2" draw:style-name="gr3" svg:width="0.0732in" svg:height="1.5004in" svg:x="4.7264in" svg:y="0.1791in"><text:p/><draw:enhanced-geometry svg:viewBox="0 0 21600 21600" draw:type="rectangle" draw:enhanced-path="M 0 0 L 21600 0 21600 21600 0 21600 0 0 Z N"/></draw:custom-shape>i2c_env <text:s text:c="170"/></text:p>
      <text:p text:style-name="P5"/>
      <text:p text:style-name="P5"/>
      <text:p text:style-name="P5"><draw:custom-shape text:anchor-type="paragraph" draw:z-index="37" draw:style-name="gr3" svg:width="0.2295in" svg:height="0.1776in" svg:x="2.8098in" svg:y="0.0311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9" draw:style-name="gr3" svg:width="0.0315in" svg:height="1.0713in" svg:x="2.7992in" svg:y="0.0835in"><text:p/><draw:enhanced-geometry svg:viewBox="0 0 21600 21600" draw:type="rectangle" draw:enhanced-path="M 0 0 L 21600 0 21600 21600 0 21600 0 0 Z N"/></draw:custom-shape><draw:custom-shape text:anchor-type="paragraph" draw:z-index="41" draw:style-name="gr3" svg:width="0.5004in" svg:height="0.1043in" svg:x="3.8201in" svg:y="0.07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3" draw:style-name="gr3" svg:width="0.0941in" svg:height="0.9713in" svg:x="4.2681in" svg:y="0.1335in"><text:p/><draw:enhanced-geometry svg:viewBox="0 0 21600 21600" draw:type="rectangle" draw:enhanced-path="M 0 0 L 21600 0 21600 21600 0 21600 0 0 Z N"/></draw:custom-shape></text:p>
      <text:p text:style-name="P5"><draw:line text:anchor-type="paragraph" draw:z-index="27" draw:style-name="gr2" draw:text-style-name="P21" svg:x1="-0.1902in" svg:y1="3.2957in" svg:x2="6.987in" svg:y2="3.2957in"><text:p/></draw:line><draw:line text:anchor-type="paragraph" draw:z-index="22" draw:style-name="gr2" draw:text-style-name="P21" svg:x1="-0.0134in" svg:y1="2.798in" svg:x2="6.872in" svg:y2="2.798in"><text:p/></draw:line><draw:line text:anchor-type="paragraph" draw:z-index="11" draw:style-name="gr2" draw:text-style-name="P21" svg:x1="2.9661in" svg:y1="2.3398in" svg:x2="0.4764in" svg:y2="2.3398in"><text:p/></draw:line><draw:rect text:anchor-type="paragraph" draw:z-index="5" draw:style-name="gr1" draw:text-style-name="P21" svg:width="1.063in" svg:height="0.5106in" svg:x="0.5598in" svg:y="1.5689in"><text:p text:style-name="P21">m_i2c_driver</text:p></draw:rect><draw:custom-shape text:anchor-type="paragraph" draw:z-index="28" draw:style-name="gr3" svg:width="0.1669in" svg:height="1.4961in" svg:x="1.0075in" svg:y="2.020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9" draw:style-name="gr3" svg:width="0.198in" svg:height="2.1559in" svg:x="2.3409in" svg:y="1.361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0" draw:style-name="gr3" svg:width="0.198in" svg:height="2.2295in" svg:x="4.4764in" svg:y="1.318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1" draw:style-name="gr3" svg:width="0.198in" svg:height="1.5421in" svg:x="5.7366in" svg:y="2.0063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4" draw:style-name="gr3" svg:width="0.1252in" svg:height="0.4043in" svg:x="1.4866in" svg:y="3.922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5" draw:style-name="gr3" svg:width="0.1567in" svg:height="0.4276in" svg:x="5.4138in" svg:y="3.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0" draw:style-name="gr1" draw:text-style-name="P21" svg:width="6.6461in" svg:height="0.6252in" svg:x="0.2055in" svg:y="4.3272in"><text:p text:style-name="P21">DUT</text:p></draw:rect><draw:rect text:anchor-type="paragraph" draw:z-index="1" draw:style-name="gr1" draw:text-style-name="P21" svg:width="2.4378in" svg:height="0.3543in" svg:x="0.5492in" svg:y="3.5165in"><text:p text:style-name="P21">Virtual interface</text:p></draw:rect><draw:rect text:anchor-type="paragraph" draw:z-index="2" draw:style-name="gr1" draw:text-style-name="P21" svg:width="2.7606in" svg:height="0.3543in" svg:x="3.8929in" svg:y="3.548in"><text:p text:style-name="P21">Virtual interface</text:p></draw:rect><draw:line text:anchor-type="paragraph" draw:z-index="12" draw:style-name="gr2" draw:text-style-name="P21" svg:x1="0.4764in" svg:y1="2.3394in" svg:x2="0.4764in" svg:y2="0.0165in"><text:p/></draw:line><draw:line text:anchor-type="paragraph" draw:z-index="13" draw:style-name="gr2" draw:text-style-name="P21" svg:x1="2.987in" svg:y1="0.0272in" svg:x2="2.9661in" svg:y2="2.3398in"><text:p/></draw:line><draw:rect text:anchor-type="paragraph" draw:z-index="3" draw:style-name="gr1" draw:text-style-name="P21" svg:width="1.0835in" svg:height="0.4276in" svg:x="0.5598in" svg:y="0.4437in"><text:p text:style-name="P21">m_i2c_seqr</text:p></draw:rect><draw:rect text:anchor-type="paragraph" draw:z-index="4" draw:style-name="gr1" draw:text-style-name="P22" svg:width="0.948in" svg:height="0.4803in" svg:x="1.8827in" svg:y="0.8811in"><text:p text:style-name="P22"><text:span text:style-name="T9">m_i2c_monitor</text:span></text:p></draw:rect><draw:custom-shape text:anchor-type="paragraph" draw:z-index="44" draw:style-name="gr3" svg:width="0.198in" svg:height="0.698in" svg:x="1.039in" svg:y="0.870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6" draw:style-name="gr1" draw:text-style-name="P23" svg:width="0.8232in" svg:height="0.4067in" svg:x="4.039in" svg:y="0.9126in"><text:p text:style-name="P23"><text:span text:style-name="T10">s_i2c_monitor</text:span></text:p></draw:rect><draw:line text:anchor-type="paragraph" draw:z-index="19" draw:style-name="gr2" draw:text-style-name="P21" svg:x1="3.9035in" svg:y1="2.3476in" svg:x2="6.6744in" svg:y2="2.3374in"><text:p/></draw:line><draw:line text:anchor-type="paragraph" draw:z-index="15" draw:style-name="gr2" draw:text-style-name="P21" svg:x1="3.9035in" svg:y1="0.0374in" svg:x2="3.9035in" svg:y2="2.3374in"><text:p/></draw:line><draw:line text:anchor-type="paragraph" draw:z-index="18" draw:style-name="gr2" draw:text-style-name="P21" svg:x1="6.6118in" svg:y1="0.0374in" svg:x2="6.622in" svg:y2="2.3374in"><text:p/></draw:line><draw:rect text:anchor-type="paragraph" draw:z-index="8" draw:style-name="gr1" draw:text-style-name="P21" svg:width="1.198in" svg:height="0.4898in" svg:x="5.2472in" svg:y="1.5165in"><text:p text:style-name="P21">s_i2c_driver</text:p></draw:rect><draw:custom-shape text:anchor-type="paragraph" draw:z-index="45" draw:style-name="gr3" svg:width="0.1669in" svg:height="0.7815in" svg:x="5.622in" svg:y="0.735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 <text:s text:c="12"/>m_i2c_agent <text:s text:c="62"/>s_i2c_ag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8T11:15:54.441221431</meta:creation-date>
    <dc:date>2020-02-28T12:55:42.205028896</dc:date>
    <meta:editing-duration>PT3M28S</meta:editing-duration>
    <meta:editing-cycles>3</meta:editing-cycles>
    <meta:generator>LibreOffice/4.2.8.2$Linux_X86_64 LibreOffice_project/420m0$Build-2</meta:generator>
    <meta:document-statistic meta:table-count="0" meta:image-count="0" meta:object-count="0" meta:page-count="2" meta:paragraph-count="35" meta:word-count="450" meta:character-count="3500" meta:non-whitespace-character-count="2588"/>
  </office:meta>
</office:document-meta>
</file>